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bb74" officeooo:paragraph-rsid="0016bb74"/>
    </style:style>
    <style:style style:name="P2" style:family="paragraph" style:parent-style-name="Standard">
      <style:text-properties officeooo:rsid="0016bb74" officeooo:paragraph-rsid="001729fe"/>
    </style:style>
    <style:style style:name="P3" style:family="paragraph" style:parent-style-name="Standard">
      <style:text-properties officeooo:rsid="0016bb74" officeooo:paragraph-rsid="0018b45b"/>
    </style:style>
    <style:style style:name="P4" style:family="paragraph" style:parent-style-name="Standard">
      <style:text-properties officeooo:rsid="001945bf" officeooo:paragraph-rsid="001945bf"/>
    </style:style>
    <style:style style:name="P5" style:family="paragraph" style:parent-style-name="Standard">
      <style:text-properties fo:font-weight="bold" officeooo:rsid="0020f1ef" officeooo:paragraph-rsid="0020f1ef" style:font-weight-asian="bold" style:font-weight-complex="bold"/>
    </style:style>
    <style:style style:name="P6" style:family="paragraph" style:parent-style-name="Standard">
      <style:text-properties fo:font-weight="bold" officeooo:rsid="002457ac" officeooo:paragraph-rsid="00261886" style:font-weight-asian="bold" style:font-weight-complex="bold"/>
    </style:style>
    <style:style style:name="P7" style:family="paragraph" style:parent-style-name="Standard">
      <style:text-properties fo:font-weight="bold" officeooo:rsid="002457ac" officeooo:paragraph-rsid="0026c944" style:font-weight-asian="bold" style:font-weight-complex="bold"/>
    </style:style>
    <style:style style:name="P8" style:family="paragraph" style:parent-style-name="Standard">
      <style:text-properties officeooo:rsid="0020f1ef" officeooo:paragraph-rsid="0020f1ef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cbbba" officeooo:paragraph-rsid="0016bb74" style:font-weight-asian="bold" style:font-weight-complex="bold"/>
    </style:style>
    <style:style style:name="P10" style:family="paragraph" style:parent-style-name="Standard">
      <style:text-properties officeooo:rsid="001945bf" officeooo:paragraph-rsid="001945bf"/>
    </style:style>
    <style:style style:name="P11" style:family="paragraph" style:parent-style-name="Standard">
      <style:text-properties officeooo:rsid="0018b45b" officeooo:paragraph-rsid="0018b45b"/>
    </style:style>
    <style:style style:name="T1" style:family="text">
      <style:text-properties officeooo:rsid="0018b45b"/>
    </style:style>
    <style:style style:name="T2" style:family="text">
      <style:text-properties officeooo:rsid="001945bf"/>
    </style:style>
    <style:style style:name="T3" style:family="text">
      <style:text-properties officeooo:rsid="0023ee44"/>
    </style:style>
    <style:style style:name="T4" style:family="text">
      <style:text-properties officeooo:rsid="00261886"/>
    </style:style>
    <style:style style:name="T5" style:family="text">
      <style:text-properties officeooo:rsid="0026c9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Étape 1 : (Jérémy)</text:p>
      <text:p text:style-name="P4">Préciser : convention en anglais, mais pas copié et si plus de détail hésitez pas car pas assez temps.</text:p>
      <text:p text:style-name="P1"/>
      <text:p text:style-name="P5">Étape 2 : (Quentin)</text:p>
      <text:p text:style-name="P8">Bar de navigation + mise en <text:span text:style-name="T3">p</text:span>age</text:p>
      <text:p text:style-name="P8"/>
      <text:p text:style-name="P5">Étape 3 : (Andréa)</text:p>
      <text:p text:style-name="P11">- contacts</text:p>
      <text:p text:style-name="P3"/>
      <text:p text:style-name="P6">Étape 4 <text:span text:style-name="T4">(Quentin)</text:span></text:p>
      <text:p text:style-name="P3">- <text:span text:style-name="T1">accueil</text:span></text:p>
      <text:p text:style-name="P3"/>
      <text:p text:style-name="P7">Étape 5 <text:span text:style-name="T2">(Jérémy)</text:span></text:p>
      <text:p text:style-name="P2">- <text:span text:style-name="T2">footer</text:span></text:p>
      <text:p text:style-name="P2"/>
      <text:p text:style-name="P7">Étape 6 <text:span text:style-name="T1">(Andréa)</text:span></text:p>
      <text:p text:style-name="P3">- <text:s/><text:span text:style-name="T1">règlements</text:span></text:p>
      <text:p text:style-name="P3"/>
      <text:p text:style-name="P7"><text:span text:style-name="T5">Étape</text:span> 7 <text:span text:style-name="T1"><text:s/>(Quentin)</text:span></text:p>
      <text:p text:style-name="P3">- <text:span text:style-name="T1">produits</text:span></text:p>
      <text:p text:style-name="P3"/>
      <text:p text:style-name="P7">Étape 8 <text:span text:style-name="T2">(Jérémy)</text:span></text:p>
      <text:p text:style-name="P3">- <text:span text:style-name="T2">services </text:span></text:p>
      <text:p text:style-name="P3"/>
      <text:p text:style-name="P3"/>
      <text:p text:style-name="P4">head : renseigner des attributs </text:p>
      <text:p text:style-name="P4"/>
      <text:p text:style-name="P4">body : contenu principal de la page</text:p>
      <text:p text:style-name="P3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4:00:14.048482611</meta:creation-date>
    <dc:date>2019-11-28T09:11:57.545000000</dc:date>
    <meta:editing-duration>PT14M17S</meta:editing-duration>
    <meta:editing-cycles>15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8" meta:word-count="77" meta:character-count="400" meta:non-whitespace-character-count="337"/>
  </office:meta>
</office:document-meta>
</file>